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9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use-window-font-color="true" style:font-name="Liberation Sans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10" style:family="table-cell" style:parent-style-name="Default">
      <style:text-properties style:use-window-font-color="true" style:font-name="Liberation Sans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11" style:family="table-cell" style:parent-style-name="Default">
      <style:text-properties style:font-name="Liberation Sans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12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3" style:family="table-cell" style:parent-style-name="Default">
      <style:text-properties style:use-window-font-color="true" style:font-name="Liberation Sans" fo:font-size="10pt" style:font-name-asian="DejaVu Sans Mono" style:font-size-asian="10pt" style:font-name-complex="DejaVu Sans Mono" style:font-size-complex="10pt"/>
    </style:style>
    <style:style style:name="ce14" style:family="table-cell" style:parent-style-name="Default" style:data-style-name="N37">
      <style:text-properties style:font-name="Liberation Sans" fo:font-size="10pt" style:font-size-asian="10pt" style:font-size-complex="10pt"/>
    </style:style>
    <style:style style:name="T1" style:family="text">
      <style:text-properties style:font-name-asian="DejaVu Sans Mono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DejaVu Sans Mono" style:font-name="DejaVu Sa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9pt"/>
    </style:style>
    <style:style style:name="T2" style:family="text">
      <style:text-properties style:font-name-asian="Noto Sans CJK SC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complex="Lohit Devanagari"/>
    </style:style>
    <style:style style:name="T3" style:family="text">
      <style:text-properties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style:font-name="DejaVu Sans Mono" fo:font-size="9pt" fo:language="none" fo:country="none" style:language-asian="none" style:country-asian="none" style:language-complex="none" style:country-complex="none" style:font-name-asian="DejaVu Sans Mono" style:font-name-complex="DejaVu Sans Mono" style:font-size-asian="9pt" style:font-size-complex="9pt"/>
    </style:style>
    <style:style style:name="T4" style:family="text">
      <style:text-properties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Dates</text:p>
          </table:table-cell>
          <table:table-cell table:style-name="ce3" office:value-type="string" calcext:value-type="string">
            <text:p>Names (Primary)</text:p>
          </table:table-cell>
          <table:table-cell table:style-name="ce3" office:value-type="string" calcext:value-type="string">
            <text:p>Names (Secondary)</text:p>
          </table:table-cell>
          <table:table-cell table:style-name="ce3" office:value-type="string" calcext:value-type="string">
            <text:p>Names (Unoffi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Η κατά σάρκα περιτομή του Κυρίου ημών Ιησού Χριστού."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“0101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Βασιλείου του Μεγάλου, αρχιεπισκόπου Καισαρείας Καππαδοκίας (†379) και Εμμελείας της μητρός αυτού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office:value-type="float" office:value="103" calcext:value-type="float">
            <text:p>103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Αγίου Θεοδότου του μάρτυρο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Οσίου Θεοδοσίου, ηγουμένου εν Τριγλία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Νεομάρτυρος Πέτρου, του εκ Τριπόλεως της Πελοποννήσου, και εν Τεμίσι της Μικράς Ασίας αθλήσαντος (†1776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Αγίου Γρηγορίου επισκόπου Ναζιανζού, πατρός του αγίου Γρηγορίου του θεολόγου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1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Αγίου ιερομάρτυρος Πλάτωνος και των συν αυτώ Μιχαήλ και Νικολάου των πρεσβυτέρων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1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Αγίου Τηλεμάχου ή Αλμαχίου.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1”</text:p>
          </table:table-cell>
          <table:table-cell office:value-type="float" office:value="631" calcext:value-type="float">
            <text:p>6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Προεόρτια των Φώτων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, “0103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Σιλβέστρου πάπα Ρώμης (†335)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office:value-type="float" office:value="593" calcext:value-type="float">
            <text:p>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Ιερομάρτυρος Θεαγένους, επισκόπου Παρίου (†320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Σεραφείμ οσίου εν Σαρώφ (†1833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Οσίας Θεοδότης, μητρός αγίων Αναργύρων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Οσίων Μάρκου του κωφού και Νείλου του ηγιασμένου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Μάρτυρος Βασιλείου του εξ Αγκύρα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Μαρτύρων Θεοπέμπτου, Θεοπίστου, Σεργίου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Κοσμά Α' αρχιεπισκόπου Κωνσταντινουπόλεως, του θαυματουργού (1075-1081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Νεομάρτυρος Γεωργίου (ή Ζώρζη ή Γκιουρτζή) του Ίβηρος, του εν Μυτιλήνη (†1770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Οσίου Σίλβεστρου εκ Ρωσίας, του εν Λαύρα του Κιέβου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Αγίου Ισιδώρου του Ιερομάρτυρο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Οσίας Ιουλιανής της Δικαίας, της εκ Ρωσία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Αγίου Σειριόλου του Δικαίου, του ἐξ Ουαλλία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Οσίου Γενναδίου Κερκύρας.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2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Προφήτου Μαλαχίου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Μάρτυρος Γόρδιου του κόμητο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Οσίας Θωμαΐδος της Λεσβία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Πέτρου του «σημειοφόρου», τοῦ εν τω αγίω Ζαχαρίω της Ατρώα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Οσίου Ακακίου του θαυματουργού, του εν τω Λάτρω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Αγίων μαρτύρων μητρός και δύο τέκνων αυτή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3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Οσίων Γενεβιέβης εκ Παρισίων, Παντελεήμονος, Μελίτωνος εκ Βηρυτού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3”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Μάρτυρος Πέτρου του εν Αυλώνα της Παλαιστίνη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3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Ευθυμίου, του ανθρώπου του Θεού, του εκ Γεωργίας.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3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“Εύρεσις των τιμίων λειψάνων του Αγίου Εφραίμ.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3”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"Σύναξις των αγίων και ενδόξων Εβδομήκοντα Αποστόλων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“Οσίου Θεοκτίστου, ηγουμένου μονής Κουκουμίου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<text:span text:style-name="T1">“Οσιομάρτυρος Ονουφρίου τοῦ Νέου, τοῦ εκ Βουλγάρων και εν Χίω αθλήσαντος (†1818).”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<text:span text:style-name="T1">“Αγίων μαρτύρων Ζωσίμου μοναχού, του ομολογητού, καί ᾿Αθανασίου του Κομενταρησίου.”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<text:span text:style-name="T1">“Οσίας Απολλιναρίας της Συγκλητικής.”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“Οσίου Ευθυμίου του Νέου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“Οσιομαρτύρων Ευθυμίου, ηγουμένου μονής Βατοπεδίου, και των συν αυτώ 12 Μοναχών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“Αγίων Χρυσάνθου και Ευφημίας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“Οσίων Θεοπρόβου και Φίλωνος, επισκόπων Καρπασίας Κύπρου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“Των Αγίων Έξι Μαρτύρων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2">“</text:span><text:span text:style-name="T3">Αγίου Ευσταθίου Α', αρχιεπισκόπου Ζερβών (Σερβίας).”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“Οσίου Αχιλλίου του διακόνου του εν Λαύρα του Κιέβου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Οσίων Ευαγρίου και Σίου των εκ Γεωργίας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Οσίου Συμεών εκ Ρωσίας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Οσίου Τιμοθέου του Στυλίτου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Οσίου Νικηφόρου του λεπρού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Εύρεσις των τιμίων λειψάνων του Αγίου νεομάρτυρος Ιωάννου εξ Αγαρηνών, του εκ Κονίτσης και εν Βραχωρίω (Αγρινίω) της Αιτωλίας μαρτυρήσαντος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“Τελευταία Προεόρτιος των Φώτων, Μικρός Αγιασμός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“Μαρτύρων Θεοπέμπτου επισκόπου και Θεωνά (†305)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office:value-type="string" calcext:value-type="string">
            <text:p>276, 288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“Αγίων Συγκλητικής (†350), Θεοείδου και Σάϊς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office:value-type="float" office:value="613" calcext:value-type="float">
            <text:p>613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“Οσιομάρτυρος Ρωμανού, του από Καρπενησίου του εν Βυζαντίω (†1694)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“Οσίου Γρηγορίου του εν τω Ακρίτα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“Οσίων Δομνίνης, Δωροθέου, Τατιανής και Φωστηρίου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“Τα Άγια Θεοφάνεια του Κυρίου και Θεού και Σωτήρος ημών Ιησού Χριστού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6”</text:p>
          </table:table-cell>
          <table:table-cell table:style-name="ce10" office:value-type="string" calcext:value-type="string">
            <text:p><text:span text:style-name="T4">281, 277, 308, 501, 527, 670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“Αγίου Ρωμανού του Λακεδαίμονος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6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“Οσίων Ευαγρίου, Νικολάου, και Σεργίου, του εκ Ρωσίας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6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“Μάρτυρος Ασσάντ του ράπτου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6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“Οσιομάρτυρος Γεωργίου του Πέρσου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6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“Ιερομάρτυρος Ανδρέου, αθλήσαντος μετά των δυο θυγατέρων αυτού, και των νεομαρτύρων γυναικών Λυδίας, Δομνίκης και Μαρίας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6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“Οσίου Θεοφάνους του Εγκλείστου.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6”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8:00:28.75134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8T17:42:40.090248677</meta:creation-date>
    <dc:date>2020-03-13T18:40:35.644949522</dc:date>
    <meta:editing-duration>PT3H38M42S</meta:editing-duration>
    <meta:editing-cycles>146</meta:editing-cycles>
    <meta:generator>LibreOffice/6.3.5.2$Linux_X86_64 LibreOffice_project/30$Build-2</meta:generator>
    <meta:document-statistic meta:table-count="1" meta:cell-count="205" meta:object-count="0"/>
  </office:meta>
</office:document-meta>
</file>